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igkeitsvergleich (Vergleichsbasis):</text:p>
      <text:p text:style-name="Standard"/>
      <text:p text:style-name="Standard">Maskieren</text:p>
      <text:p text:style-name="Standard">Grayscale transformation</text:p>
      <text:p text:style-name="Standard">Histogramm generieren</text:p>
      <text:p text:style-name="Standard">Histogramm glätten/spreizen</text:p>
      <text:p text:style-name="Standard">Durchschnitt ausrechnen / Binarisierung</text:p>
      <text:p text:style-name="Standard">Threshold → Stau/Kein stau</text:p>
      <text:p text:style-name="Standard"/>
      <text:p text:style-name="Standard"/>
      <text:p text:style-name="P1">Background subtraction:</text:p>
      <text:p text:style-name="P1"/>
      <text:p text:style-name="Standard">Maskieren</text:p>
      <text:p text:style-name="Standard">Grayscale transformation</text:p>
      <text:p text:style-name="Standard">Bild mitteln</text:p>
      <text:p text:style-name="Standard">Background subtraction anwenden (MOG(2)/KNN/etc.)</text:p>
      <text:p text:style-name="Standard">Schatten entfernen (127 → 0)</text:p>
      <text:p text:style-name="Standard">Morphologische operatoren anwenden (Artefakte herausrechnen)</text:p>
      <text:p text:style-name="Standard">Konturen erkennen</text:p>
      <text:p text:style-name="Standard">Threshold → Große Quadrate als Autos identifizieren → Stau/Kein stau</text:p>
      <text:p text:style-name="Standard"/>
      <text:p text:style-name="Standard"/>
      <text:p text:style-name="P1">Background subtraction mit statischen Hintegründen:</text:p>
      <text:p text:style-name="Standard"/>
      <text:p text:style-name="Standard">Hintergründe für versch. Uhrzeiten u. Wetterverhältnisse vorberechnen</text:p>
      <text:p text:style-name="Standard">Passenden Hintergrund auswählen → Background subtraction anwenden</text:p>
      <text:p text:style-name="Standard">→ Mögliche fehler bei Schattenerkennung → untersch. Sonnenposition</text:p>
      <text:p text:style-name="Standard"/>
      <text:p text:style-name="Standard"/>
      <text:p text:style-name="P1">Edge detection:</text:p>
      <text:p text:style-name="Standard"/>
      <text:p text:style-name="Standard">Maskieren</text:p>
      <text:p text:style-name="Standard">Grayscale transformation</text:p>
      <text:p text:style-name="Standard">Canny Edge detection (z.B.)</text:p>
      <text:p text:style-name="Standard">Otsu zur Segmentation</text:p>
      <text:p text:style-name="Standard">Morphologische operatoren anwenden (Artefakte herausrechnen)</text:p>
      <text:p text:style-name="Standard">Klassifikation (k-Mean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08T12:47:58.97</meta:creation-date>
    <dc:date>2018-11-08T13:10:01.85</dc:date>
    <meta:editing-duration>PT21M31S</meta:editing-duration>
    <meta:editing-cycles>12</meta:editing-cycles>
    <meta:generator>OpenOffice/4.1.3$Win32 OpenOffice.org_project/413m1$Build-9783</meta:generator>
    <meta:document-statistic meta:table-count="0" meta:image-count="0" meta:object-count="0" meta:page-count="1" meta:paragraph-count="27" meta:word-count="96" meta:character-count="906"/>
  </office:meta>
</office:document-meta>
</file>